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9f9" officeooo:paragraph-rsid="0003d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authorizationStrategy class="hudson.security.FullControlOnceLoggedInAuthorizationStrategy"&gt;</text:p>
      <text:p text:style-name="P1"/>
      <text:p text:style-name="P1">&lt;securityRealm class="hudson.security.HudsonPrivateSecurityRealm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3:01:44.461874730</meta:creation-date>
    <dc:date>2017-02-21T13:45:00.999626113</dc:date>
    <meta:editing-duration>PT33M6S</meta:editing-duration>
    <meta:editing-cycles>1</meta:editing-cycles>
    <meta:document-statistic meta:table-count="0" meta:image-count="0" meta:object-count="0" meta:page-count="1" meta:paragraph-count="2" meta:word-count="4" meta:character-count="158" meta:non-whitespace-character-count="156"/>
    <meta:generator>LibreOffice/5.2.2.2$Linux_X86_64 LibreOffice_project/20m0$Build-2</meta:generator>
  </office:meta>
</office:document-meta>
</file>